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40f" officeooo:paragraph-rsid="000eb40f"/>
    </style:style>
    <style:style style:name="P2" style:family="paragraph" style:parent-style-name="Standard">
      <style:text-properties officeooo:paragraph-rsid="000eb40f"/>
    </style:style>
    <style:style style:name="P3" style:family="paragraph" style:parent-style-name="Standard">
      <style:text-properties officeooo:rsid="000fd77c" officeooo:paragraph-rsid="000fd77c"/>
    </style:style>
    <style:style style:name="P4" style:family="paragraph" style:parent-style-name="Standard">
      <style:text-properties officeooo:rsid="0011a2fa" officeooo:paragraph-rsid="0011a2fa"/>
    </style:style>
    <style:style style:name="T1" style:family="text">
      <style:text-properties officeooo:rsid="000eb40f"/>
    </style:style>
    <style:style style:name="T2" style:family="text">
      <style:text-properties officeooo:rsid="000fd77c"/>
    </style:style>
    <style:style style:name="T3" style:family="text">
      <style:text-properties officeooo:rsid="001059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The bot</text:p>
      <text:p text:style-name="P1"/>
      <text:p text:style-name="P1">1. open folder slack-bot</text:p>
      <text:p text:style-name="P1">2. open terminal there then type “rails c” if fail “bundle exec rails c”</text:p>
      <text:p text:style-name="P1">3. after rails console open type “BotService.new(Input your token here).start”</text:p>
      <text:p text:style-name="P1"><text:tab/>example: BotService.new(“xoxb-297081499015-6OHDHwoL6dIULeOYFPPDD72b”).start</text:p>
      <text:p text:style-name="P1">4. bot will start and you can test my case</text:p>
      <text:p text:style-name="P1"/>
      <text:p text:style-name="P1"/>
      <text:p text:style-name="P1"/>
      <text:p text:style-name="P1">Bot Details</text:p>
      <text:p text:style-name="P1">1. Everyone has 5 karma points to give out per day.</text:p>
      <text:p text:style-name="P2"><text:span text:style-name="T1">2. </text:span>Karma points can only be given in channels the bot is in.</text:p>
      <text:p text:style-name="P1">3. <text:span text:style-name="T2">User cannot thanks to self</text:span></text:p>
      <text:p text:style-name="P3">4. when user thanks another user with mentioned bot will give mentioned user points</text:p>
      <text:p text:style-name="P3">5. when user type [thanks, thank, thank you and terimakasih ] and mentioned another user bot will give them point</text:p>
      <text:p text:style-name="P3">6. when user type leaderboard , bot will give you list of top ten highest person has karma points</text:p>
      <text:p text:style-name="P3">7. when user DM to bot , and say karma , bot will reply your karma points and remaining karma point today you will recive</text:p>
      <text:p text:style-name="P4">8. you can thanks and mention many user you want</text:p>
      <text:p text:style-name="P4"><text:tab/>example: terimakasih @yagi, @mbahdukun, @kakekgayung dan @nenekgay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9:58:41.743343821</meta:creation-date>
    <meta:editing-duration>PT7M27S</meta:editing-duration>
    <meta:editing-cycles>3</meta:editing-cycles>
    <meta:generator>LibreOffice/5.1.6.2$Linux_X86_64 LibreOffice_project/10m0$Build-2</meta:generator>
    <dc:date>2018-01-15T11:06:48.439188892</dc:date>
    <meta:document-statistic meta:table-count="0" meta:image-count="0" meta:object-count="0" meta:page-count="1" meta:paragraph-count="16" meta:word-count="172" meta:character-count="995" meta:non-whitespace-character-count="837"/>
  </office:meta>
</office:document-meta>
</file>